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2312" calcext:value-type="float">
            <text:p>61.9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248" calcext:value-type="float">
            <text:p>62.1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1792" calcext:value-type="float">
            <text:p>61.5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856" calcext:value-type="float">
            <text:p>60.9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0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0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199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3904" calcext:value-type="float">
            <text:p>53.3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4664" calcext:value-type="float">
            <text:p>47.9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198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198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8203</text:p>
          </table:table-cell>
          <table:table-cell office:value-type="string" calcext:value-type="string">
            <text:p>TWDB:2328203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